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13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5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3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7"><text:tab/>;;;;;;;;;;;;;defw beanhere+room</text:p>
      <text:p text:style-name="P47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39"><text:tab/>if computer=spectrum</text:p>
      <text:p text:style-name="P39"><text:tab/>org beforerelocate</text:p>
      <text:p text:style-name="P39"><text:tab/>endif</text:p>
      <text:p text:style-name="P13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3"><text:s text:c="2"/></text:span></text:p>
      <text:p text:style-name="P39"><text:span text:style-name="T3">; <text:s text:c="4"/></text:span>Created on Mon the 12th of Sep 1988 <text:s/></text:p>
      <text:p text:style-name="P39">; <text:s text:c="7"/>Last update 13:36 on 19/12/89 </text:p>
      <text:p text:style-name="P39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39"><text:tab/>call store_sprite_vars1</text:p>
      <text:p text:style-name="P13"><text:tab/>call plotattris</text:p>
      <text:p text:style-name="P13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3"/>
      <text:p text:style-name="P51"><text:tab/>xor a</text:p>
      <text:p text:style-name="P51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1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6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60">contmaingamelp</text:p>
      <text:p text:style-name="P60"><text:tab/>if computer=spectrum</text:p>
      <text:p text:style-name="P51"><text:tab/>ld a,2*32</text:p>
      <text:p text:style-name="P51"><text:tab/>endif</text:p>
      <text:p text:style-name="P51"><text:tab/>if computer=amstrad</text:p>
      <text:p text:style-name="P51"><text:tab/>ld a,67</text:p>
      <text:p text:style-name="P51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1"><text:tab/>ld a,2</text:p>
      <text:p text:style-name="P51"><text:tab/>call finishmusic</text:p>
      <text:p text:style-name="P51"/>
      <text:p text:style-name="P51"><text:tab/>ld a,1</text:p>
      <text:p text:style-name="P51"><text:soft-page-break/><text:tab/>ld (killed),a<text:tab/><text:tab/>;;so music does not restart</text:p>
      <text:p text:style-name="P51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0"><text:tab/>call flipscreenrou</text:p>
      <text:p text:style-name="P51"><text:tab/>xor a</text:p>
      <text:p text:style-name="P51"><text:tab/>ld (upsidedown),a</text:p>
      <text:p text:style-name="P51"/>
      <text:p text:style-name="P51"><text:tab/>if computer=amstrad</text:p>
      <text:p text:style-name="P51"><text:tab/>call turnoff</text:p>
      <text:p text:style-name="P51"><text:tab/>endif</text:p>
      <text:p text:style-name="P51"><text:tab/>if computer=spectrum</text:p>
      <text:p text:style-name="P51"><text:tab/>ld a,(ifmem128)</text:p>
      <text:p text:style-name="P51"><text:tab/>and a</text:p>
      <text:p text:style-name="P51"><text:tab/>jr z,onlylittle</text:p>
      <text:p text:style-name="P51"><text:tab/>call ramon</text:p>
      <text:p text:style-name="P51"><text:tab/>call turnoff</text:p>
      <text:p text:style-name="P51"><text:tab/>call ramoff</text:p>
      <text:p text:style-name="P51">onlylittle</text:p>
      <text:p text:style-name="P51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1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1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1"><text:tab/>push ix</text:p>
      <text:p text:style-name="P13"><text:tab/>ld hl,resetrous</text:p>
      <text:p text:style-name="P13"><text:tab/>call z,jumptoroutine</text:p>
      <text:p text:style-name="P51"><text:tab/>pop ix</text:p>
      <text:p text:style-name="P31">notprintyet</text:p>
      <text:p text:style-name="P61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1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1"><text:tab/>push ix</text:p>
      <text:p text:style-name="P13"><text:tab/>ld hl,movingrous</text:p>
      <text:p text:style-name="P13"><text:tab/>call z,jumptoroutine</text:p>
      <text:p text:style-name="P51"><text:tab/>pop ix</text:p>
      <text:p text:style-name="P31">notinthisroom</text:p>
      <text:p text:style-name="P61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7"><text:tab/>;;;checks if dizzy is in the box</text:p>
      <text:p text:style-name="P67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31">collidewithdizzy3</text:p>
      <text:p text:style-name="P61"><text:tab/><text:tab/>;;destroys <text:s/>ALL </text:p>
      <text:p text:style-name="P51"><text:tab/>ld l,(ix+0)</text:p>
      <text:p text:style-name="P51"><text:tab/>ld h,(ix+1)</text:p>
      <text:p text:style-name="P51"><text:tab/>jr joincollide</text:p>
      <text:p text:style-name="P31">collidewithdizzy16</text:p>
      <text:p text:style-name="P61"><text:tab/><text:tab/>;;destroys <text:s/>ALL </text:p>
      <text:p text:style-name="P51"><text:tab/>ld l,(ix+movex)</text:p>
      <text:p text:style-name="P51"><text:tab/>ld h,(ix+movey)</text:p>
      <text:p text:style-name="P51"><text:tab/>ld a,(ix+movefrm)</text:p>
      <text:p text:style-name="P51"/>
      <text:p text:style-name="P61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1"><text:tab/>if seeproxbox=0</text:p>
      <text:p text:style-name="P51">proximitycollide</text:p>
      <text:p text:style-name="P51"><text:tab/>endif</text:p>
      <text:p text:style-name="P61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4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1"><text:tab/>and %01000111</text:p>
      <text:p text:style-name="P13"><text:tab/>ld (frmattri),a</text:p>
      <text:p text:style-name="P51"><text:tab/>ld a,(ix+colour)</text:p>
      <text:p text:style-name="P51"><text:tab/>rlca</text:p>
      <text:p text:style-name="P51"><text:tab/>and 1</text:p>
      <text:p text:style-name="P51"><text:tab/>ld (frmreverse),a</text:p>
      <text:p text:style-name="P51"><text:tab/>ld a,(ix+colour)</text:p>
      <text:p text:style-name="P51"><text:soft-page-break/><text:tab/>and %00001000</text:p>
      <text:p text:style-name="P51"><text:tab/>rrca</text:p>
      <text:p text:style-name="P51"><text:tab/>rrca</text:p>
      <text:p text:style-name="P51"><text:tab/>rrca</text:p>
      <text:p text:style-name="P51"><text:tab/>ld (frmplotpatch+1),a</text:p>
      <text:p text:style-name="P39"><text:tab/>call findfrmsize</text:p>
      <text:p text:style-name="P48"><text:tab/>bit 5,(ix+colour)</text:p>
      <text:p text:style-name="P48"><text:tab/>call z,plotattris1</text:p>
      <text:p text:style-name="P41">frmplotpatch</text:p>
      <text:p text:style-name="P41"><text:tab/>ld a,1</text:p>
      <text:p text:style-name="P39"><text:tab/>ld (frmplot),a</text:p>
      <text:p text:style-name="P13"><text:tab/>call frame</text:p>
      <text:p text:style-name="P51"><text:tab/>pop ix</text:p>
      <text:p text:style-name="P51"><text:tab/>push ix</text:p>
      <text:p text:style-name="P48"><text:tab/>bit 5,(ix+colour)</text:p>
      <text:p text:style-name="P48"><text:tab/>call nz,plotattris2</text:p>
      <text:p text:style-name="P51"><text:tab/>pop ix</text:p>
      <text:p text:style-name="P13"><text:tab/>ret</text:p>
      <text:p text:style-name="P3"/>
      <text:p text:style-name="P50">plotattris1</text:p>
      <text:p text:style-name="P50">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jp plotattris</text:p>
      <text:p text:style-name="P48">plotattris2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ld a,7+64</text:p>
      <text:p text:style-name="P48"><text:tab/>ld (frmattri),a</text:p>
      <text:p text:style-name="P48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0">killdizzy</text:p>
      <text:p text:style-name="P50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48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1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1"><text:tab/>push ix</text:p>
      <text:p text:style-name="P51"><text:tab/>ld a,5</text:p>
      <text:p text:style-name="P51"><text:tab/>call starttune</text:p>
      <text:p text:style-name="P13"><text:tab/>ld hl,youfoundcoinmess</text:p>
      <text:p text:style-name="P13"><text:tab/>call windowrou</text:p>
      <text:p text:style-name="P51"><text:tab/>pop ix</text:p>
      <text:p text:style-name="P31">notovercoin</text:p>
      <text:p text:style-name="P61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2"><text:tab/>push bc</text:p>
      <text:p text:style-name="P51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39"><text:tab/>call store_sprite_vars</text:p>
      <text:p text:style-name="P13"><text:tab/>call frame</text:p>
      <text:p text:style-name="P51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1"><text:tab/>ld de,3</text:p>
      <text:p text:style-name="P51"><text:tab/>add ix,de</text:p>
      <text:p text:style-name="P51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1"><text:tab/>ld b,a</text:p>
      <text:p text:style-name="P30">updateflamelp</text:p>
      <text:p text:style-name="P52"><text:tab/>push bc</text:p>
      <text:p text:style-name="P13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2"><text:tab/>ld de,3</text:p>
      <text:p text:style-name="P51"><text:tab/>add ix,de</text:p>
      <text:p text:style-name="P51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3"><text:tab/>ld e,(ix+0)</text:p>
      <text:p text:style-name="P13"><text:tab/>ld l,(ix+1)</text:p>
      <text:p text:style-name="P13"><text:tab/>ld a,115</text:p>
      <text:p text:style-name="P52">simprintflame</text:p>
      <text:p text:style-name="P52"><text:tab/>push ix</text:p>
      <text:p text:style-name="P39"><text:tab/>call store_sprite_vars</text:p>
      <text:p text:style-name="P13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39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1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1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2"><text:tab/>pop hl</text:p>
      <text:p text:style-name="P51"><text:tab/>ld hl,lookatpicturemess</text:p>
      <text:p text:style-name="P51"><text:tab/>if computer=spectrum</text:p>
      <text:p text:style-name="P51"><text:tab/>ld a,1</text:p>
      <text:p text:style-name="P51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<text:span text:style-name="T1">jp dotreasurepic</text:span>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7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5">scrolledbyte</text:p>
      <text:p text:style-name="P45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5">movestartdown</text:p>
      <text:p text:style-name="P45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5">storenewfrmloc</text:p>
      <text:p text:style-name="P45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5">storeplotbyte</text:p>
      <text:p text:style-name="P45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5">storeplot</text:p>
      <text:p text:style-name="P45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5">frmylp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</text:p>
      <text:p text:style-name="P45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5">plotbytepatch</text:p>
      <text:p text:style-name="P45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5">spritepatch</text:p>
      <text:p text:style-name="P45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5">addtodef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5">revbyte</text:p>
      <text:p text:style-name="P45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5">onhalfspacing1</text:p>
      <text:p text:style-name="P45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5"><text:soft-page-break/>onhalfdir</text:p>
      <text:p text:style-name="P45"><text:tab/>and a</text:p>
      <text:p text:style-name="P39"><text:tab/>jp z,storecallpatch</text:p>
      <text:p text:style-name="P39"><text:tab/>ld hl,plotlinedirrev</text:p>
      <text:p text:style-name="P39"/>
      <text:p text:style-name="P45">storecallpatch</text:p>
      <text:p text:style-name="P45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5">frmylp1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1</text:p>
      <text:p text:style-name="P45"><text:tab/>ld bc,0000<text:tab/>;patched</text:p>
      <text:p text:style-name="P39"><text:tab/>add hl,bc</text:p>
      <text:p text:style-name="P39"/>
      <text:p text:style-name="P45">acrosshalf</text:p>
      <text:p text:style-name="P45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5">plotlinepatch</text:p>
      <text:p text:style-name="P45"><text:tab/>call plotlinexor</text:p>
      <text:p text:style-name="P39"/>
      <text:p text:style-name="P39"/>
      <text:p text:style-name="P39"><text:tab/>ex de,hl</text:p>
      <text:p text:style-name="P45">addtodef1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5">plotlinexor</text:p>
      <text:p text:style-name="P45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5">leftsidexor</text:p>
      <text:p text:style-name="P45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5">rightsidexor</text:p>
      <text:p text:style-name="P45"><text:tab/>ld a,c</text:p>
      <text:p text:style-name="P45">rightsidexor1</text:p>
      <text:p text:style-name="P45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5">plotlinedir</text:p>
      <text:p text:style-name="P45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5">leftsidedir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dir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5">plotlinexorrev</text:p>
      <text:p text:style-name="P45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5">leftsidexorrev</text:p>
      <text:p text:style-name="P45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xorrev</text:p>
      <text:p text:style-name="P45"><text:tab/>ld a,c</text:p>
      <text:p text:style-name="P45">rightsidexorrev1</text:p>
      <text:p text:style-name="P45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5">plotlinedirrev</text:p>
      <text:p text:style-name="P45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5">leftsidedirrev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<text:soft-page-break/>rightsidedirrev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39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8"><text:tab/>ld a,(roomno)</text:p>
      <text:p text:style-name="P48"><text:tab/>cp 3</text:p>
      <text:p text:style-name="P48"><text:tab/>ld a,%01000111</text:p>
      <text:p text:style-name="P48"><text:tab/>jp nz,clearattris</text:p>
      <text:p text:style-name="P48"><text:tab/>ld a,%01000010</text:p>
      <text:p text:style-name="P48"><text:tab/>jp clearattris</text:p>
      <text:p text:style-name="P13"/>
      <text:p text:style-name="P13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3"><text:tab/>ret</text:p>
      <text:p text:style-name="P13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3">mend<text:tab/>equ 0</text:p>
      <text:p text:style-name="P13"><text:soft-page-break/>mxy<text:tab/>equ 128</text:p>
      <text:p text:style-name="P39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39">;;mx<text:tab/>equ 7</text:p>
      <text:p text:style-name="P39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39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1"><text:tab/>call openwindow<text:tab/></text:p>
      <text:p text:style-name="P51"><text:tab/>call flipifnecessary</text:p>
      <text:p text:style-name="P13"><text:tab/>call prtmessage1</text:p>
      <text:p text:style-name="P51"><text:tab/>call flipifnecessary</text:p>
      <text:p text:style-name="P51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2">changexy</text:p>
      <text:p text:style-name="P49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1"><text:tab/>ld a,6</text:p>
      <text:p text:style-name="P51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39"><text:tab/>if computer=amstrad</text:p>
      <text:p text:style-name="P39"><text:tab/>sla a</text:p>
      <text:p text:style-name="P39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39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39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4">inkey</text:p>
      <text:p text:style-name="P44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4">inkeypatch</text:p>
      <text:p text:style-name="P44"><text:tab/>res 0,b</text:p>
      <text:p text:style-name="P39"><text:tab/>in a,(c)</text:p>
      <text:p text:style-name="P44">inkeypat1</text:p>
      <text:p text:style-name="P44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4">kempston</text:p>
      <text:p text:style-name="P44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4">inkeypat2</text:p>
      <text:p text:style-name="P44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4">inkey</text:p>
      <text:p text:style-name="P44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4">kpatch</text:p>
      <text:p text:style-name="P44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4">getkeybyte</text:p>
      <text:p text:style-name="P44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4">getkeyslp</text:p>
      <text:p text:style-name="P44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4">reskey</text:p>
      <text:p text:style-name="P44"><text:tab/>and a</text:p>
      <text:p text:style-name="P39"><text:tab/>jr restofkey</text:p>
      <text:p text:style-name="P44">setkey</text:p>
      <text:p text:style-name="P44"><text:tab/>scf</text:p>
      <text:p text:style-name="P44">restofkey</text:p>
      <text:p text:style-name="P44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4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4">checkkemlp</text:p>
      <text:p text:style-name="P44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4">fitted</text:p>
      <text:p text:style-name="P44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1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39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6">roomsetuplp</text:p>
      <text:p text:style-name="P28"><text:tab/>ld hl,roomdata</text:p>
      <text:p text:style-name="P39"><text:tab/>ld a,(roomno)</text:p>
      <text:p text:style-name="P39"><text:tab/>cp 127</text:p>
      <text:p text:style-name="P39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39"><text:tab/>if computer=spectrum<text:tab/></text:p>
      <text:p text:style-name="P46">coinsmess</text:p>
      <text:p text:style-name="P46"><text:tab/>defb mpen+6,mxy+46,8</text:p>
      <text:p text:style-name="P46">noofcoinsmess</text:p>
      <text:p text:style-name="P46"><text:tab/>defb 0,0,mend</text:p>
      <text:p text:style-name="P39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68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68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68">chooseobjecttodrop</text:p>
      <text:p text:style-name="P68"><text:tab/>ld a,(clock)</text:p>
      <text:p text:style-name="P68"><text:tab/>ld c,a</text:p>
      <text:p text:style-name="P70">flywait</text:p>
      <text:p text:style-name="P70"><text:tab/>ld a,(clock)</text:p>
      <text:p text:style-name="P68"><text:tab/>cp c</text:p>
      <text:p text:style-name="P68"><text:tab/>jr z,flywait</text:p>
      <text:p text:style-name="P68"><text:tab/>ld a,(cyclecolour)</text:p>
      <text:p text:style-name="P68"><text:tab/>inc a</text:p>
      <text:p text:style-name="P68"><text:tab/>and 7</text:p>
      <text:p text:style-name="P68"><text:tab/>ld (cyclecolour),a</text:p>
      <text:p text:style-name="P71"><text:tab/>ld hl,colourtable</text:p>
      <text:p text:style-name="P71"><text:tab/>ld e,a</text:p>
      <text:p text:style-name="P71"><text:tab/>ld d,0</text:p>
      <text:p text:style-name="P71"><text:tab/>add hl,de</text:p>
      <text:p text:style-name="P71"><text:tab/>ld a,(hl)</text:p>
      <text:p text:style-name="P68"><text:tab/>ld (pen),a</text:p>
      <text:p text:style-name="P71"><text:tab/>push bc</text:p>
      <text:p text:style-name="P68"><text:tab/>call printcarryingline</text:p>
      <text:p text:style-name="P68"><text:tab/>call specialgetkeybyte</text:p>
      <text:p text:style-name="P71"><text:tab/>pop bc</text:p>
      <text:p text:style-name="P68"><text:tab/>ld c,a</text:p>
      <text:p text:style-name="P68"><text:tab/>bit 3,c<text:tab/><text:tab/></text:p>
      <text:p text:style-name="P68"><text:tab/>jr nz,tryingtodrop</text:p>
      <text:p text:style-name="P68"><text:tab/>ld a,(objectscarried)</text:p>
      <text:p text:style-name="P68"><text:tab/>and a</text:p>
      <text:p text:style-name="P68"><text:tab/>ld a,b</text:p>
      <text:p text:style-name="P68"><text:tab/>jr z,notdownmenu</text:p>
      <text:p text:style-name="P68"><text:tab/>ld a,b</text:p>
      <text:p text:style-name="P69">notchingdown</text:p>
      <text:p text:style-name="P69"><text:tab/>and a</text:p>
      <text:p text:style-name="P68"><text:tab/>jr z,notupmenu</text:p>
      <text:p text:style-name="P68"><text:tab/>bit 5,c</text:p>
      <text:p text:style-name="P68"><text:tab/>jr nz,yesupmenu</text:p>
      <text:p text:style-name="P68"><text:tab/>bit 2,c</text:p>
      <text:p text:style-name="P68"><text:tab/>jr z,notupmenu</text:p>
      <text:p text:style-name="P69">yesupmenu</text:p>
      <text:p text:style-name="P69"><text:tab/>dec a</text:p>
      <text:p text:style-name="P68">notupmenu</text:p>
      <text:p text:style-name="P69">distdownmenu</text:p>
      <text:p text:style-name="P69"><text:tab/>cp 1 <text:s/>;;;;2+bag*2</text:p>
      <text:p text:style-name="P68"><text:tab/>jr z,notdownmenu</text:p>
      <text:p text:style-name="P68"><text:tab/>bit 4,c</text:p>
      <text:p text:style-name="P68"><text:tab/>jr nz,yesdownmenu</text:p>
      <text:p text:style-name="P68"><text:tab/>bit 1,c</text:p>
      <text:p text:style-name="P68"><text:soft-page-break/><text:tab/>jr z,notdownmenu</text:p>
      <text:p text:style-name="P69">yesdownmenu</text:p>
      <text:p text:style-name="P69"><text:tab/>inc a</text:p>
      <text:p text:style-name="P69">notdownmenu</text:p>
      <text:p text:style-name="P69"><text:tab/>cp b</text:p>
      <text:p text:style-name="P68"><text:tab/>jr z,chooseobjecttodrop</text:p>
      <text:p text:style-name="P3"/>
      <text:p text:style-name="P71"><text:tab/>call whatinslot</text:p>
      <text:p text:style-name="P71"><text:tab/>ld a,d</text:p>
      <text:p text:style-name="P71"><text:tab/>jr z,notchingdown</text:p>
      <text:p text:style-name="P71"><text:tab/>push af</text:p>
      <text:p text:style-name="P68"><text:tab/>ld a,2+64</text:p>
      <text:p text:style-name="P68"><text:tab/>ld (pen),a</text:p>
      <text:p text:style-name="P68"><text:tab/>ld a,b</text:p>
      <text:p text:style-name="P68"><text:tab/>cp 255</text:p>
      <text:p text:style-name="P68"><text:tab/>call nz,printcarryingline</text:p>
      <text:p text:style-name="P71"><text:tab/>pop bc<text:tab/>;;was pushed as af</text:p>
      <text:p text:style-name="P68"><text:tab/>jr chooseobjecttodrop</text:p>
      <text:p text:style-name="P69">tryingtodrop</text:p>
      <text:p text:style-name="P12"><text:tab/><text:span text:style-name="T2">ld a,b</text:span></text:p>
      <text:p text:style-name="P68"><text:tab/>call whatinslot</text:p>
      <text:p text:style-name="P68"><text:tab/>push af</text:p>
      <text:p text:style-name="P68"><text:tab/>call gettomovingdata</text:p>
      <text:p text:style-name="P68"><text:tab/>ld a,(ix+movefrm)</text:p>
      <text:p text:style-name="P68"><text:tab/>cp 18</text:p>
      <text:p text:style-name="P68"><text:tab/>call z,droppingwhiskey</text:p>
      <text:p text:style-name="P68"><text:tab/>ld ix,0</text:p>
      <text:p text:style-name="P68"><text:tab/>pop af</text:p>
      <text:p text:style-name="P68"><text:tab/>cp 1</text:p>
      <text:p text:style-name="P68"><text:tab/>jr z,justexitinvent</text:p>
      <text:p text:style-name="P68"><text:tab/>ld c,a</text:p>
      <text:p text:style-name="P68"><text:tab/>ld hl,objectscarried-1</text:p>
      <text:p text:style-name="P69">sufflelp</text:p>
      <text:p text:style-name="P69"><text:tab/>inc hl</text:p>
      <text:p text:style-name="P68"><text:tab/>ld a,(hl)</text:p>
      <text:p text:style-name="P68"><text:tab/>cp c</text:p>
      <text:p text:style-name="P68"><text:tab/>jr nz,sufflelp</text:p>
      <text:p text:style-name="P69">sufflelp1</text:p>
      <text:p text:style-name="P69"><text:tab/>inc hl</text:p>
      <text:p text:style-name="P68"><text:tab/>ld a,(hl)</text:p>
      <text:p text:style-name="P68"><text:tab/>dec hl</text:p>
      <text:p text:style-name="P68"><text:tab/>cp 1</text:p>
      <text:p text:style-name="P68"><text:tab/>jr z,justexitinvent1</text:p>
      <text:p text:style-name="P68"><text:tab/>ld (hl),a</text:p>
      <text:p text:style-name="P68"><text:tab/>inc hl</text:p>
      <text:p text:style-name="P3"><text:span text:style-name="T2"><text:tab/>jr sufflelp1</text:span><text:tab/></text:p>
      <text:p text:style-name="P69">justexitinvent1</text:p>
      <text:p text:style-name="P69"><text:tab/>ld (hl),0</text:p>
      <text:p text:style-name="P68"><text:tab/>call dropobject</text:p>
      <text:p text:style-name="P3"/>
      <text:p text:style-name="P28">justexitinvent</text:p>
      <text:p text:style-name="P59"><text:tab/>push ix</text:p>
      <text:p text:style-name="P13"><text:tab/>call resetuproom</text:p>
      <text:p text:style-name="P51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68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/text:p>
      <text:p text:style-name="P3"/>
      <text:p text:style-name="P69">droppingwhiskey</text:p>
      <text:p text:style-name="P69"><text:tab/>ld a,(ix+var1)</text:p>
      <text:p text:style-name="P68"><text:tab/>and a<text:tab/></text:p>
      <text:p text:style-name="P68"><text:tab/>ret nz</text:p>
      <text:p text:style-name="P68"><text:soft-page-break/><text:tab/>ld (ix+var1),1</text:p>
      <text:p text:style-name="P68"><text:tab/>ld hl,emptybottlemess</text:p>
      <text:p text:style-name="P68"><text:tab/>ld (whiskeyhere+oldmovex),hl</text:p>
      <text:p text:style-name="P68"><text:tab/>ld a,255</text:p>
      <text:p text:style-name="P68"><text:tab/>ld (drunk),a</text:p>
      <text:p text:style-name="P68"><text:tab/>ld hl,dropwhiskeymess</text:p>
      <text:p text:style-name="P68"><text:tab/>call prtmessage</text:p>
      <text:p text:style-name="P68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1"><text:tab/>ld a,11</text:p>
      <text:p text:style-name="P51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71"><text:tab/>ld a,(bag)</text:p>
      <text:p text:style-name="P71"><text:tab/>neg</text:p>
      <text:p text:style-name="P71"><text:tab/>add a,b</text:p>
      <text:p text:style-name="P71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69">checkproximity</text:p>
      <text:p text:style-name="P69"><text:tab/>push ix</text:p>
      <text:p text:style-name="P68"><text:tab/>pop hl</text:p>
      <text:p text:style-name="P68"><text:tab/>ld a,l</text:p>
      <text:p text:style-name="P68"><text:tab/>or h</text:p>
      <text:p text:style-name="P68"><text:tab/>ret z</text:p>
      <text:p text:style-name="P68"><text:tab/>ld l,(ix+oldmovefrm)</text:p>
      <text:p text:style-name="P68"><text:tab/>ld h,(ix+delay)</text:p>
      <text:p text:style-name="P68"><text:tab/>ld a,l</text:p>
      <text:p text:style-name="P68"><text:tab/>or h</text:p>
      <text:p text:style-name="P68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3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1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1">poscheat<text:tab/>defb 0</text:p>
      <text:p text:style-name="P13">oldclock<text:tab/>defb 0</text:p>
      <text:p text:style-name="P13"><text:soft-page-break/>clock<text:tab/>defb 0</text:p>
      <text:p text:style-name="P51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1">colourtable<text:tab/>defb 2,3,4,5,6,5,4,3</text:p>
      <text:p text:style-name="P3">lastkeybyte<text:tab/>defb 0</text:p>
      <text:p text:style-name="P13">tryputdownvar<text:tab/>defb 0</text:p>
      <text:p text:style-name="P51">flipscreen<text:tab/>defb 0</text:p>
      <text:p text:style-name="P51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7"><text:tab/>if computer=spectrum</text:p>
      <text:p text:style-name="P67"><text:tab/>ld hl,attritable</text:p>
      <text:p text:style-name="P67"><text:tab/>ld (newattrihere1+1),hl</text:p>
      <text:p text:style-name="P67"><text:tab/>call updatedizzy1</text:p>
      <text:p text:style-name="P67"><text:tab/>ld hl,screenattritable</text:p>
      <text:p text:style-name="P67"><text:tab/>ld (newattrihere1+1),hl</text:p>
      <text:p text:style-name="P67"><text:tab/>ret</text:p>
      <text:p text:style-name="P67"><text:tab/>endif</text:p>
      <text:p text:style-name="P3"/>
      <text:p text:style-name="P3"><text:span text:style-name="T3">updatedizzy1</text:span><text:tab/></text:p>
      <text:p text:style-name="P59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2T00:38:57.640124557</dc:date>
    <meta:editing-duration>P2DT22H24M3S</meta:editing-duration>
    <meta:editing-cycles>22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